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6.9807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5.672in"/>
    </style:style>
    <style:style style:name="co5" style:family="table-column">
      <style:table-column-properties fo:break-before="auto" style:column-width="2.0047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1.6083in"/>
    </style:style>
    <style:style style:name="co8" style:family="table-column">
      <style:table-column-properties fo:break-before="auto" style:column-width="1.4154in"/>
    </style:style>
    <style:style style:name="co9" style:family="table-column">
      <style:table-column-properties fo:break-before="auto" style:column-width="6.11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965in" fo:break-before="auto" style:use-optimal-row-height="true"/>
    </style:style>
    <style:style style:name="ro3" style:family="table-row">
      <style:table-row-properties style:row-height="0.2091in" fo:break-before="auto" style:use-optimal-row-height="true"/>
    </style:style>
    <style:style style:name="ro4" style:family="table-row">
      <style:table-row-properties style:row-height="0.6835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5839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Тип задачи</text:p>
          </table:table-cell>
          <table:table-cell/>
          <table:table-cell table:style-name="Default" office:value-type="string" calcext:value-type="string">
            <text:p>Наличие Python</text:p>
          </table:table-cell>
          <table:table-cell table:style-name="ce4" office:value-type="string" calcext:value-type="string">
            <text:p>Скорость решения мин</text:p>
          </table:table-cell>
          <table:table-cell table:formula="of:= 235 - [.F2]" office:value-type="float" office:value="13" calcext:value-type="float">
            <text:p>13</text:p>
          </table:table-cell>
          <table:table-cell office:value-type="string" calcext:value-type="string">
            <text:p>Фактическая скорость</text:p>
          </table:table-cell>
          <table:table-cell table:formula="of:=235 - [.H2]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нализ информационных моделей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нет</text:p>
          </table:table-cell>
          <table:table-cell office:value-type="float" office:value="6" calcext:value-type="float">
            <text:p>6</text:p>
          </table:table-cell>
          <table:table-cell table:formula="of:=SUM([.E2:.E28])"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table:formula="of:=SUM([.G2:.G28])" office:value-type="float" office:value="215" calcext:value-type="float">
            <text:p>215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остроение таблиц истинности логических выражени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троки с пропущенными значениями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оиск информации в реляционных базах данных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нет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одирование и декодирование информаци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т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Анализ и построение алгоритмов для исполнителей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Посимвольное двоичное преобразование</text:p>
            <text:p>Посимвольное десятичное преобразование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Определение результатов работы простейших алгоритмов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не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Кодирование и декодирование информации. Передача информации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нет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Перебор слов и системы счисления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нет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Работа с таблицами</text:p>
          </table:table-cell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не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Поиск символов в текстовом редакторе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нет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Вычисление количества информации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нет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Выполнение алгоритмов для исполнителей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Исполнитель редактор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Организация компьютерных сетей. Адресация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нет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Кодирование чисел. Системы счисления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Операции в разных СС с двумя переменными</text:p>
            <text:p>Операции в разных СС с одной переменной</text:p>
            <text:p>Операции в одной СС </text:p>
            <text:p>Прямое сложение в СС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5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Преобразование логических выражений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Побитовая конъюнкция </text:p>
            <text:p>Числовые отрезки  </text:p>
            <text:p>Разное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6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Рекурсивные алгоритмы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Рекурсивные функции с возвращаемыми значениями </text:p>
            <text:p>Алгоритмы, опирающиеся на несколько предыдущих значений  </text:p>
            <text:p>Алгоритмы, опирающиеся на одно предыдущее значение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Обработки числовой последовательности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да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Робот-сборщик монет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не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637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Выигрышная стратегия. Задание 1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одна куча</text:p>
            <text:p>две кучи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Выигрышная стратегия. Задание 2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одна куча</text:p>
            <text:p>две кучи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Выигрышная стратегия. Задание 3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одна куча</text:p>
            <text:p>две кучи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Многопроцессорные системы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не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4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Оператор присваивания и ветвления. Перебор вариантов, построение дерева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Количество программ с обязательным этапом </text:p>
            <text:p>Количество программ с избегаемым этапом </text:p>
            <text:p>Количество программ с обязательным и избегаемым этапами  </text:p>
            <text:p>Поиск количества программ по заданному числу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Обработка символьных строк</text:p>
          </table:table-cell>
          <table:table-cell table:style-name="ce3" office:value-type="float" office:value="23" calcext:value-type="float">
            <text:p>23</text:p>
          </table:table-cell>
          <table:table-cell table:style-name="Default" office:value-type="string" calcext:value-type="string">
            <text:p>да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Обработка целочисленной информации</text:p>
          </table:table-cell>
          <table:table-cell table:style-name="ce3" office:value-type="float" office:value="24" calcext:value-type="float">
            <text:p>24</text:p>
          </table:table-cell>
          <table:table-cell table:style-name="Default" office:value-type="string" calcext:value-type="string">
            <text:p>да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Обработка целочисленной информации</text:p>
          </table:table-cell>
          <table:table-cell table:style-name="ce3" office:value-type="float" office:value="25" calcext:value-type="float">
            <text:p>25</text:p>
          </table:table-cell>
          <table:table-cell table:style-name="Default" office:value-type="string" calcext:value-type="string">
            <text:p>да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7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Программирование</text:p>
          </table:table-cell>
          <table:table-cell table:style-name="ce3" office:value-type="float" office:value="26" calcext:value-type="float">
            <text:p>26</text:p>
          </table:table-cell>
          <table:table-cell table:style-name="Default" office:value-type="string" calcext:value-type="string">
            <text:p>да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Default"/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 style:data-style-name="N2" text:time-value="11:26:23.0257094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3:13:24.365436584</meta:creation-date>
    <dc:date>2024-02-19T12:02:57.748396952</dc:date>
    <meta:editing-duration>PT6H42M32S</meta:editing-duration>
    <meta:editing-cycles>12</meta:editing-cycles>
    <meta:generator>LibreOffice/24.2.0.3$Linux_X86_64 LibreOffice_project/a9077e3fef0a06cb428c7a740a03f33bf70ac6ee</meta:generator>
    <meta:document-statistic meta:table-count="1" meta:cell-count="171" meta:object-count="0"/>
  </office:meta>
</office:document-meta>
</file>